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0-1)</text:p>
          </table:table-cell>
          <table:table-cell office:value-type="string">
            <text:p>21</text:p>
          </table:table-cell>
          <table:table-cell office:value-type="string">
            <text:p>2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Wyoming (1-0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1</text:p>
          </table:table-cell>
          <table:table-cell office:value-type="string">
            <text:p>.35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12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39</text:p>
          </table:table-cell>
          <table:table-cell office:value-type="string">
            <text:p>.128</text:p>
          </table:table-cell>
        </table:table-row>
        <table:table-row>
          <table:table-cell office:value-type="string">
            <text:p>Wyoming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32</text:p>
          </table:table-cell>
          <table:table-cell office:value-type="string">
            <text:p>.46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8</text:p>
          </table:table-cell>
          <table:table-cell office:value-type="string">
            <text:p>.342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100</text:p>
          </table:table-cell>
          <table:table-cell office:value-type="string">
            <text:p>2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44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29</text:p>
          </table:table-cell>
          <table:table-cell office:value-type="string">
            <text:p>.1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Kelly Braghini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-.6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25</text:p>
          </table:table-cell>
          <table:table-cell office:value-type="string">
            <text:p>.28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2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5</text:p>
          </table:table-cell>
          <table:table-cell office:value-type="string">
            <text:p>15</text:p>
          </table:table-cell>
          <table:table-cell office:value-type="string">
            <text:p>102</text:p>
          </table:table-cell>
          <table:table-cell office:value-type="string">
            <text:p>.196</text:p>
          </table:table-cell>
          <table:table-cell office:value-type="string">
            <text:p>3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39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8.0</text:p>
          </table:table-cell>
        </table:table-row>
      </table:table>
      <table:table table:name="Sheet 3">
        <table:table-row>
          <table:table-cell office:value-type="string">
            <text:p>Wyoming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FIELDS, Madi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MCBRIDE, Jackie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USTIN, Lily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RMON, Marissa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667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TRAPHAGAN, Tara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3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LEWIS, Emily 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26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JOHNSON, Shelb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COPELAND, Reed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CARDLE, Halie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2</text:p>
          </table:table-cell>
          <table:table-cell office:value-type="string">
            <text:p>.27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8</text:p>
          </table:table-cell>
          <table:table-cell office:value-type="string">
            <text:p>10</text:p>
          </table:table-cell>
          <table:table-cell office:value-type="string">
            <text:p>105</text:p>
          </table:table-cell>
          <table:table-cell office:value-type="string">
            <text:p>.362</text:p>
          </table:table-cell>
          <table:table-cell office:value-type="string">
            <text:p>45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4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